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alCallbackServiceImpl.setResponseProperty( HttpServletRequest request , PortletWindow window ,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rtalCallbackServiceImpl.getRequestProperties( HttpServletRequest request , PortletWindow wind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CallbackServiceImpl.getPortletURLProvider( HttpServletRequest request , PortletWindow wind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CallbackServiceImpl.setTitle( HttpServletRequest request , PortletWindow window ,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rtalCallbackServiceImpl.addResponseProperty( HttpServletRequest request , PortletWindow window ,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rtalCallbackServiceImpl.getResourceURLProvider( HttpServletRequest request , PortletWindow wind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